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Chilanka" svg:font-family="Chilanka" style:font-pitch="variable"/>
    <style:font-face style:name="Jamrul" svg:font-family="Jamrul" style:font-pitch="variable"/>
    <style:font-face style:name="Laksaman" svg:font-family="Laksaman" style:font-pitch="variable"/>
    <style:font-face style:name="Z003" svg:font-family="Z003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Noto Sans Mono CJK HK" svg:font-family="'Noto Sans Mono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6.633cm" style:use-optimal-column-width="false"/>
    </style:style>
    <style:style style:name="co2" style:family="table-column">
      <style:table-column-properties style:column-width="6.648cm" style:use-optimal-column-width="false"/>
    </style:style>
    <style:style style:name="ro1" style:family="table-row">
      <style:table-row-properties style:row-height="3.888cm" style:use-optimal-row-height="false"/>
    </style:style>
    <style:style style:name="ro2" style:family="table-row">
      <style:table-row-properties style:row-height="3.892cm" style:use-optimal-row-height="false"/>
    </style:style>
    <style:style style:name="ro3" style:family="table-row">
      <style:table-row-properties style:row-height="3.901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ffffff" style:font-name="Noto Sans Mono CJK HK"/>
    </style:style>
    <style:style style:name="ce2" style:family="table-cell">
      <loext:graphic-properties draw:textarea-vertical-align="middle"/>
      <style:paragraph-properties fo:text-align="center"/>
      <style:text-properties fo:color="#355269" style:font-name="Noto Sans Mono CJK HK"/>
    </style:style>
    <style:style style:name="P1" style:family="paragraph">
      <style:paragraph-properties fo:text-align="center"/>
      <style:text-properties fo:color="#ffffff" style:font-name="Noto Sans Mono CJK HK" fo:font-size="18pt"/>
    </style:style>
    <style:style style:name="P2" style:family="paragraph">
      <style:paragraph-properties fo:text-align="center"/>
      <style:text-properties fo:color="#355269" style:font-name="Noto Sans Mono CJK HK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frame draw:style-name="standard" draw:layer="layout" svg:width="26.546cm" svg:height="11.68cm" svg:x="1.449cm" svg:y="4.836cm">
          <table:table table:template-name="blue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CENTRAL TENDENCY </text:p>
                <text:p text:style-name="P1">LOSS <text:s/></text:p>
              </table:table-cell>
              <table:table-cell>
                <text:p text:style-name="P1">GENERALIZATION</text:p>
              </table:table-cell>
              <table:table-cell>
                <text:p text:style-name="P1">RELATED LINEAR MODEL ALGORITHM</text:p>
              </table:table-cell>
              <table:table-cell>
                <text:p text:style-name="P1">NORM</text:p>
              </table:table-cell>
            </table:table-row>
            <table:table-row table:style-name="ro2" table:default-cell-style-name="ce2">
              <table:table-cell>
                <text:p text:style-name="P2">Mean Absolute Error (MAE)</text:p>
              </table:table-cell>
              <table:table-cell>
                <text:p text:style-name="P2">Quantile</text:p>
              </table:table-cell>
              <table:table-cell>
                <text:p text:style-name="P2">Least Absolute Deviation (LAD)</text:p>
              </table:table-cell>
              <table:table-cell>
                <text:p text:style-name="P2">L1</text:p>
              </table:table-cell>
            </table:table-row>
            <table:table-row table:style-name="ro3" table:default-cell-style-name="ce2">
              <table:table-cell>
                <text:p text:style-name="P2">Mean Squared Error (MSE)</text:p>
              </table:table-cell>
              <table:table-cell>
                <text:p text:style-name="P2">Expectile</text:p>
              </table:table-cell>
              <table:table-cell>
                <text:p text:style-name="P2">Ordinary Least Squares (OLS)</text:p>
              </table:table-cell>
              <table:table-cell>
                <text:p text:style-name="P2">(squared) L2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Chilanka" svg:font-family="Chilanka" style:font-pitch="variable"/>
    <style:font-face style:name="Jamrul" svg:font-family="Jamrul" style:font-pitch="variable"/>
    <style:font-face style:name="Laksaman" svg:font-family="Laksaman" style:font-pitch="variable"/>
    <style:font-face style:name="Z003" svg:font-family="Z003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Noto Sans Mono CJK HK" svg:font-family="'Noto Sans Mono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3T21:19:33.041986097</meta:creation-date>
    <dc:date>2023-03-23T21:33:39.638509111</dc:date>
    <meta:editing-duration>PT14M6S</meta:editing-duration>
    <meta:editing-cycles>3</meta:editing-cycles>
    <meta:generator>LibreOffice/6.4.7.2$Linux_X86_64 LibreOffice_project/40$Build-2</meta:generator>
    <meta:document-statistic meta:object-count="1"/>
  </office:meta>
</office:document-meta>
</file>